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Mono" svg:font-family="'Liberation Mono'" style:font-pitch="fixed"/>
    <style:font-face style:name="FreeSans" svg:font-family="FreeSans" style:font-pitch="variable"/>
    <style:font-face style:name="Latin Modern Sans1" svg:font-family="'Latin Modern Sans'" style:font-pitch="variable"/>
    <style:font-face style:name="Latin Modern Sans" svg:font-family="'Latin Modern Sans'" style:font-adornments="10 Regular" style:font-pitch="variable"/>
    <style:font-face style:name="Liberation Mono1" svg:font-family="'Liberation Mono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style:font-name="Latin Modern Sans1"/>
    </style:style>
    <style:style style:name="P2" style:family="paragraph" style:parent-style-name="Table_20_Contents">
      <style:paragraph-properties fo:text-align="start" style:justify-single-word="false"/>
      <style:text-properties style:font-name="Latin Modern Sans1"/>
    </style:style>
    <style:style style:name="P3" style:family="paragraph" style:parent-style-name="Table_20_Contents">
      <style:paragraph-properties fo:text-align="end" style:justify-single-word="false"/>
      <style:text-properties style:font-name="Latin Modern Sans1"/>
    </style:style>
    <style:style style:name="P4" style:family="paragraph" style:parent-style-name="Table_20_Contents">
      <style:paragraph-properties fo:text-align="end" style:justify-single-word="false"/>
      <style:text-properties style:font-name="Latin Modern Sans1" officeooo:paragraph-rsid="001ca5a5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</style:style>
    <style:style style:name="P7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style:font-name="FreeSans"/>
    </style:style>
    <style:style style:name="P8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fo:color="#000099" style:font-name="Latin Modern Sans1" fo:font-size="26pt" fo:font-weight="normal" officeooo:rsid="0012a72f" officeooo:paragraph-rsid="0012a72f" style:font-size-asian="22.75pt" style:font-weight-asian="normal" style:font-size-complex="26pt" style:font-weight-complex="normal"/>
    </style:style>
    <style:style style:name="P9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>
        <style:tab-stops>
          <style:tab-stop style:position="6.174cm"/>
        </style:tab-stops>
      </style:paragraph-properties>
      <style:text-properties fo:color="#000099" style:font-name="Latin Modern Sans1" fo:font-size="26pt" fo:font-weight="normal" officeooo:rsid="0012a72f" officeooo:paragraph-rsid="0012a72f" style:font-size-asian="22.75pt" style:font-weight-asian="normal" style:font-size-complex="26pt" style:font-weight-complex="normal"/>
    </style:style>
    <style:style style:name="P10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fo:color="#000099" style:font-name="Latin Modern Sans1" fo:font-size="54pt" fo:font-weight="bold" officeooo:rsid="0012a72f" officeooo:paragraph-rsid="0012a72f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0pt" officeooo:paragraph-rsid="0019eda8" style:font-size-asian="8.75pt" style:font-size-complex="10pt"/>
    </style:style>
    <style:style style:name="P12" style:family="paragraph" style:parent-style-name="Standard">
      <style:text-properties fo:font-size="10pt" officeooo:rsid="001d97b0" officeooo:paragraph-rsid="001d97b0" style:font-size-asian="8.75pt" style:font-size-complex="10pt"/>
    </style:style>
    <style:style style:name="P13" style:family="paragraph" style:parent-style-name="Standard">
      <style:text-properties officeooo:rsid="001db31a" officeooo:paragraph-rsid="001db31a"/>
    </style:style>
    <style:style style:name="P14" style:family="paragraph" style:parent-style-name="Standard">
      <style:text-properties officeooo:rsid="00260656" officeooo:paragraph-rsid="001db31a"/>
    </style:style>
    <style:style style:name="P15" style:family="paragraph" style:parent-style-name="Standard">
      <style:text-properties officeooo:rsid="00282360" officeooo:paragraph-rsid="00282360"/>
    </style:style>
    <style:style style:name="P16" style:family="paragraph" style:parent-style-name="Standard">
      <style:paragraph-properties>
        <style:tab-stops>
          <style:tab-stop style:position="2.051cm"/>
        </style:tab-stops>
      </style:paragraph-properties>
      <style:text-properties officeooo:paragraph-rsid="00284dda"/>
    </style:style>
    <style:style style:name="P17" style:family="paragraph" style:parent-style-name="Standard">
      <style:text-properties officeooo:rsid="002ba1a6" officeooo:paragraph-rsid="002ba1a6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>
        <style:tab-stops>
          <style:tab-stop style:position="9.966cm"/>
        </style:tab-stops>
      </style:paragraph-properties>
      <style:text-properties style:font-name="Liberation Sans" fo:font-size="32pt" officeooo:rsid="0012a72f" officeooo:paragraph-rsid="0012a72f" style:font-size-asian="28pt" style:font-size-complex="32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9.966cm"/>
        </style:tab-stops>
      </style:paragraph-properties>
      <style:text-properties officeooo:paragraph-rsid="0012a72f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ext_20_body">
      <style:text-properties officeooo:paragraph-rsid="001db31a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loext:graphic-properties draw:fill="none"/>
      <style:paragraph-properties fo:margin-left="2.101cm" fo:margin-right="0cm" fo:text-indent="0cm" style:auto-text-indent="false" style:page-number="auto" fo:background-color="transparent"/>
    </style:style>
    <style:style style:name="P25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>
        <style:tab-stops>
          <style:tab-stop style:position="6.174cm"/>
        </style:tab-stops>
      </style:paragraph-properties>
      <style:text-properties fo:color="#666666" style:font-name="TeX Gyre Adventor" fo:font-size="20pt" fo:font-style="normal" fo:font-weight="normal" officeooo:rsid="0012a72f" officeooo:paragraph-rsid="0012a72f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2.101cm" fo:margin-right="0cm" fo:text-indent="0cm" style:auto-text-indent="false" fo:background-color="transparent"/>
      <style:text-properties fo:color="#666666" style:font-name="Liberation Sans" fo:font-size="24pt" officeooo:rsid="0012a72f" officeooo:paragraph-rsid="0012a72f" style:font-size-asian="21pt" style:font-size-complex="24pt"/>
    </style:style>
    <style:style style:name="P27" style:family="paragraph" style:parent-style-name="Standard">
      <loext:graphic-properties draw:fill="none"/>
      <style:paragraph-properties fo:margin-left="2.101cm" fo:margin-right="0cm" fo:text-indent="0cm" style:auto-text-indent="false" fo:break-before="page" fo:background-color="transparent"/>
      <style:text-properties fo:color="#666666" style:font-name="Liberation Sans" fo:font-size="24pt" officeooo:rsid="0012a72f" officeooo:paragraph-rsid="0012a72f" style:font-size-asian="21pt" style:font-size-complex="24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6.174cm"/>
        </style:tab-stops>
      </style:paragraph-properties>
      <style:text-properties fo:color="#000000" style:font-name="TeX Gyre Adventor" fo:font-size="14pt" fo:font-style="normal" fo:font-weight="normal" officeooo:rsid="0012a72f" officeooo:paragraph-rsid="0012a72f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9.966cm"/>
        </style:tab-stops>
      </style:paragraph-properties>
      <style:text-properties fo:font-variant="small-caps" fo:color="#000000" style:font-name="Latin Modern Sans1" fo:font-size="10pt" officeooo:rsid="00145c16" officeooo:paragraph-rsid="0012a72f" style:font-size-asian="8.75pt" style:font-size-complex="10pt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9.966cm"/>
        </style:tab-stops>
      </style:paragraph-properties>
      <style:text-properties fo:font-size="32pt" officeooo:rsid="0014936d" officeooo:paragraph-rsid="0012a72f" style:font-size-asian="32pt" style:font-size-complex="32pt"/>
    </style:style>
    <style:style style:name="P31" style:family="paragraph" style:parent-style-name="Standard">
      <style:paragraph-properties>
        <style:tab-stops>
          <style:tab-stop style:position="2.051cm"/>
        </style:tab-stops>
      </style:paragraph-properties>
      <style:text-properties officeooo:rsid="00284dda" officeooo:paragraph-rsid="00284dda"/>
    </style:style>
    <style:style style:name="P32" style:family="paragraph" style:parent-style-name="Chapitre">
      <style:paragraph-properties fo:break-before="page"/>
    </style:style>
    <style:style style:name="P33" style:family="paragraph" style:parent-style-name="Chapitre">
      <style:paragraph-properties fo:break-before="page"/>
      <style:text-properties officeooo:rsid="0019eda8" officeooo:paragraph-rsid="0019eda8"/>
    </style:style>
    <style:style style:name="P34" style:family="paragraph" style:parent-style-name="Titre_5f_niv_5f_2">
      <style:text-properties officeooo:rsid="00282360" officeooo:paragraph-rsid="00282360"/>
    </style:style>
    <style:style style:name="P35" style:family="paragraph" style:parent-style-name="Titre_5f_niv_5f_2">
      <style:text-properties officeooo:rsid="002d4a7d" officeooo:paragraph-rsid="002d4a7d"/>
    </style:style>
    <style:style style:name="P36" style:family="paragraph">
      <loext:graphic-properties draw:fill-color="#ffffff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style:font-name="Latin Modern Sans1" fo:font-size="8pt" style:font-size-asian="8pt" style:font-size-complex="8pt"/>
    </style:style>
    <style:style style:name="P39" style:family="paragraph">
      <style:paragraph-properties fo:text-align="center"/>
      <style:text-properties style:font-name="Latin Modern Sans1" fo:font-size="8pt" fo:font-weight="bold" style:font-size-asian="8pt" style:font-weight-asian="bold" style:font-size-complex="8pt" style:font-weight-complex="bold"/>
    </style:style>
    <style:style style:name="P40" style:family="paragraph">
      <loext:graphic-properties draw:fill-color="#aecf00"/>
      <style:paragraph-properties fo:text-align="center"/>
      <style:text-properties style:font-name="Latin Modern Sans1"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-color="#c5000b"/>
      <style:paragraph-properties fo:text-align="center"/>
      <style:text-properties style:font-name="Latin Modern Sans1" fo:font-size="8pt" fo:font-weight="bold" style:font-size-asian="8pt" style:font-weight-asian="bold" style:font-size-complex="8pt" style:font-weight-complex="bold"/>
    </style:style>
    <style:style style:name="P42" style:family="paragraph">
      <loext:graphic-properties draw:fill-color="#aea79f"/>
      <style:paragraph-properties fo:text-align="center"/>
      <style:text-properties style:font-name="Latin Modern Sans1" fo:font-size="8pt" fo:font-weight="bold" style:font-size-asian="8pt" style:font-weight-asian="bold" style:font-size-complex="8pt" style:font-weight-complex="bold"/>
    </style:style>
    <style:style style:name="P43" style:family="paragraph">
      <loext:graphic-properties draw:fill-color="#ff950e"/>
      <style:paragraph-properties fo:text-align="center"/>
    </style:style>
    <style:style style:name="P44" style:family="paragraph">
      <loext:graphic-properties draw:fill="none" draw:fill-color="#ffffff"/>
      <style:text-properties style:font-name="Latin Modern Sans1" fo:font-size="8pt" style:font-size-asian="8pt" style:font-size-complex="8pt"/>
    </style:style>
    <style:style style:name="P45" style:family="paragraph">
      <loext:graphic-properties draw:fill="none" draw:fill-color="#ffffff"/>
      <style:paragraph-properties fo:text-align="center"/>
      <style:text-properties style:font-name="Liberation Mono"/>
    </style:style>
    <style:style style:name="P46" style:family="paragraph">
      <loext:graphic-properties draw:fill="none" draw:fill-color="#ffffff"/>
      <style:paragraph-properties fo:text-align="center"/>
      <style:text-properties style:font-name="Liberation Mono" fo:font-size="12pt"/>
    </style:style>
    <style:style style:name="T1" style:family="text">
      <style:text-properties fo:color="#666666"/>
    </style:style>
    <style:style style:name="T2" style:family="text">
      <style:text-properties fo:color="#666666" style:font-name="TeX Gyre Adventor" fo:font-size="20pt" fo:font-style="normal" style:font-size-asian="20pt" style:font-style-asian="normal" style:font-size-complex="20pt" style:font-style-complex="normal"/>
    </style:style>
    <style:style style:name="T3" style:family="text">
      <style:text-properties fo:font-variant="small-caps" fo:color="#000000" style:font-name="Latin Modern Sans1" officeooo:rsid="00145c16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officeooo:rsid="001aeff8" style:font-size-asian="36pt" style:font-size-complex="36pt"/>
    </style:style>
    <style:style style:name="T6" style:family="text">
      <style:text-properties fo:font-size="36pt" officeooo:rsid="001d97b0" style:font-size-asian="36pt" style:font-size-complex="36pt"/>
    </style:style>
    <style:style style:name="T7" style:family="text">
      <style:text-properties officeooo:rsid="002d4a7d"/>
    </style:style>
    <style:style style:name="T8" style:family="text">
      <style:text-properties style:font-name="Latin Modern Sans1" fo:font-size="8pt" style:font-size-asian="8pt" style:font-size-complex="8pt"/>
    </style:style>
    <style:style style:name="T9" style:family="text">
      <style:text-properties style:font-name="Latin Modern Sans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fo:font-size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62cm" fo:min-width="10.518cm" style:run-through="foreground"/>
    </style:style>
    <style:style style:name="gr3" style:family="graphic">
      <style:graphic-properties draw:stroke="none" svg:stroke-color="#000000" draw:fill="none" draw:fill-color="#ffffff" fo:min-height="0.416cm" style:run-through="foreground"/>
    </style:style>
    <style:style style:name="gr4" style:family="graphic">
      <style:graphic-properties draw:textarea-horizontal-align="justify" draw:textarea-vertical-align="middle" draw:auto-grow-height="false" fo:min-height="0.462cm" fo:min-width="2.875cm" style:run-through="foreground"/>
    </style:style>
    <style:style style:name="gr5" style:family="graphic">
      <style:graphic-properties draw:fill-color="#aecf00" draw:textarea-horizontal-align="justify" draw:textarea-vertical-align="middle" draw:auto-grow-height="false" fo:min-height="0.462cm" fo:min-width="6.772cm" style:run-through="foreground"/>
    </style:style>
    <style:style style:name="gr6" style:family="graphic">
      <style:graphic-properties draw:fill-color="#aecf00" draw:textarea-horizontal-align="justify" draw:textarea-vertical-align="middle" draw:auto-grow-height="false" fo:min-height="0.462cm" fo:min-width="10.518cm" style:run-through="foreground"/>
    </style:style>
    <style:style style:name="gr7" style:family="graphic">
      <style:graphic-properties draw:fill-color="#c5000b" draw:textarea-horizontal-align="justify" draw:textarea-vertical-align="middle" draw:auto-grow-height="false" fo:min-height="0.462cm" fo:min-width="2.875cm" style:run-through="foreground"/>
    </style:style>
    <style:style style:name="gr8" style:family="graphic">
      <style:graphic-properties draw:fill-color="#aea79f" draw:textarea-horizontal-align="justify" draw:textarea-vertical-align="middle" draw:auto-grow-height="false" fo:min-height="0.462cm" fo:min-width="7.643cm" style:run-through="foreground"/>
    </style:style>
    <style:style style:name="gr9" style:family="graphic">
      <style:graphic-properties draw:fill-color="#ff950e" draw:textarea-horizontal-align="justify" draw:textarea-vertical-align="middle" draw:auto-grow-height="false" fo:min-height="0.453cm" fo:min-width="0.871cm" style:run-through="foreground"/>
    </style:style>
    <style:style style:name="gr10" style:family="graphic">
      <style:graphic-properties draw:stroke="none" svg:stroke-color="#000000" draw:fill="none" draw:fill-color="#ffffff" fo:min-height="0.831cm" style:run-through="foreground"/>
    </style:style>
    <style:style style:name="gr11" style:family="graphic">
      <style:graphic-properties svg:stroke-color="#000000" draw:marker-end="Extrémités_20_de_20_flèche_20_2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596cm" style:run-through="foreground"/>
    </style:style>
    <style:style style:name="gr13" style:family="graphic">
      <style:graphic-properties draw:stroke="none" svg:stroke-color="#000000" draw:fill="none" draw:fill-color="#ffffff" fo:min-height="0.482cm" style:run-through="foreground"/>
    </style:style>
    <style:style style:name="gr14" style:family="graphic">
      <style:graphic-properties draw:fill-color="#ffffff" draw:textarea-horizontal-align="justify" draw:textarea-vertical-align="middle" draw:auto-grow-height="false" fo:min-height="0.462cm" fo:min-width="10.5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462cm" fo:min-width="2.8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aecf00" draw:textarea-horizontal-align="justify" draw:textarea-vertical-align="middle" draw:auto-grow-height="false" fo:min-height="0.462cm" fo:min-width="6.7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ecf00" draw:textarea-horizontal-align="justify" draw:textarea-vertical-align="middle" draw:auto-grow-height="false" fo:min-height="0.462cm" fo:min-width="10.5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c5000b" draw:textarea-horizontal-align="justify" draw:textarea-vertical-align="middle" draw:auto-grow-height="false" fo:min-height="0.462cm" fo:min-width="2.8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aea79f" draw:textarea-horizontal-align="justify" draw:textarea-vertical-align="middle" draw:auto-grow-height="false" fo:min-height="0.462cm" fo:min-width="7.6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950e" draw:textarea-horizontal-align="justify" draw:textarea-vertical-align="middle" draw:auto-grow-height="false" fo:min-height="0.453cm" fo:min-width="0.8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8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Extrémités_20_de_20_flèche_20_2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5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48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Auteu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<text:title>ARM-ADA</text:title></text:p>
      <text:p text:style-name="P8"><text:subject>Documentation technique</text:subject></text:p>
      <text:p text:style-name="P9"><text:tab/><text:span text:style-name="T2"><text:initial-creator>Sébastien DI MERCURIO</text:initial-creator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user-defined style:data-style-name="N0" text:name="Version">1.0</text:user-defined></text:p>
      <text:p text:style-name="P26"/>
      <text:p text:style-name="P27"/>
      <text:p text:style-name="P26"/>
      <text:p text:style-name="P18"><text:span text:style-name="T1"><text:tab/></text:span><text:span text:style-name="T3">Sommaire</text:span></text:p>
      <text:p text:style-name="P29"/>
      <text:p text:style-name="P29"/>
      <text:p text:style-name="P29"/>
      <text:p text:style-name="P29"/>
      <text:table-of-content text:style-name="Sect1" text:name="Table des matière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607_975027946" text:style-name="Index_20_Link" text:visited-style-name="Index_20_Link">Chapitre 1 Présentation<text:tab/>3</text:a></text:p>
          <text:p text:style-name="P23"><text:a xlink:type="simple" xlink:href="#__RefHeading___Toc931_975027946" text:style-name="Index_20_Link" text:visited-style-name="Index_20_Link">Chapitre 2 Le boîtier « GameBoy »<text:tab/>4</text:a></text:p>
          <text:p text:style-name="P22"><text:a xlink:type="simple" xlink:href="#__RefHeading___Toc1329_975027946" text:style-name="Index_20_Link" text:visited-style-name="Index_20_Link">2.1.toto<text:tab/>4</text:a></text:p>
          <text:p text:style-name="P22"><text:a xlink:type="simple" xlink:href="#__RefHeading___Toc1525_975027946" text:style-name="Index_20_Link" text:visited-style-name="Index_20_Link">2.2.jhgfjhfjhgghj<text:tab/>4</text:a></text:p>
          <text:p text:style-name="P23"><text:a xlink:type="simple" xlink:href="#__RefHeading___Toc1419_975027946" text:style-name="Index_20_Link" text:visited-style-name="Index_20_Link">Chapitre 3 Ghjghgjgjh<text:tab/>4</text:a></text:p>
          <text:p text:style-name="P22"><text:a xlink:type="simple" xlink:href="#__RefHeading___Toc1527_975027946" text:style-name="Index_20_Link" text:visited-style-name="Index_20_Link">1.1.hhjjk<text:tab/>4</text:a></text:p>
        </text:index-body>
      </text:table-of-content>
      <text:p text:style-name="P30"/>
      <text:p text:style-name="P30"/>
      <text:p text:style-name="P30"/>
      <text:p text:style-name="P19"/>
      <text:p text:style-name="P19"/>
      <text:list xml:id="list264064077667309159" text:style-name="Numbering_20_1">
        <text:list-item>
          <text:h text:style-name="P33" text:outline-level="1"><text:bookmark-start text:name="__RefHeading___Toc607_975027946"/><text:line-break/><text:span text:style-name="T4">Pr</text:span><text:span text:style-name="T5">é</text:span><text:span text:style-name="T4">sentation</text:span><text:bookmark-end text:name="__RefHeading___Toc607_975027946"/></text:h>
        </text:list-item>
      </text:list>
      <text:p text:style-name="P11"/>
      <text:p text:style-name="P12">ARM-ADA est un projet composé d’un compilateur et d’un boitier</text:p>
      <text:p text:style-name="P12"/>
      <text:p text:style-name="P12"/>
      <text:list xml:id="list90420561187562" text:continue-numbering="true" text:style-name="Numbering_20_1">
        <text:list-item>
          <text:h text:style-name="P32" text:outline-level="1"><text:bookmark-start text:name="__RefHeading___Toc931_975027946"/><text:line-break/><text:span text:style-name="T6">Le boîtier « GameBoy »</text:span><text:bookmark-end text:name="__RefHeading___Toc931_975027946"/></text:h>
        </text:list-item>
      </text:list>
      <text:p text:style-name="P13">Un peu de blabla</text:p>
      <text:p text:style-name="P14"/>
      <text:list xml:id="list90419536236162" text:continue-numbering="true" text:style-name="Numbering_20_1">
        <text:list-item>
          <text:list>
            <text:list-item>
              <text:h text:style-name="P34" text:outline-level="2">Localisation mémoire du bootloader</text:h>
            </text:list-item>
          </text:list>
        </text:list-item>
      </text:list>
      <text:p text:style-name="P15"><draw:g text:anchor-type="paragraph" draw:z-index="0" draw:style-name="gr1"><draw:custom-shape draw:name="Forme1" draw:style-name="gr2" draw:text-style-name="P36" svg:width="10.519cm" svg:height="0.463cm" svg:x="5.419cm" svg:y="1.558cm"><text:p/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4.581cm" svg:y="2.02cm"><draw:text-box><text:p text:style-name="P37"><text:span text:style-name="T8">0x10000000</text:span></text:p></draw:text-box></draw:frame><draw:custom-shape draw:name="Forme3" draw:style-name="gr4" draw:text-style-name="P39" svg:width="2.876cm" svg:height="0.463cm" svg:x="5.419cm" svg:y="1.558cm"><text:p text:style-name="P37"><text:span text:style-name="T9">Stack</text:span></text:p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7.408cm" svg:y="2.02cm"><draw:text-box><text:p text:style-name="P37"><text:span text:style-name="T8">0x10000400</text:span></text:p></draw:text-box></draw:frame><draw:custom-shape draw:name="Forme4" draw:style-name="gr5" draw:text-style-name="P40" svg:width="6.772cm" svg:height="0.463cm" svg:x="8.294cm" svg:y="1.558cm"><text:p text:style-name="P37"><text:span text:style-name="T9">Data + BSS</text:span></text:p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15.351cm" svg:y="2.011cm"><draw:text-box><text:p text:style-name="P37"><text:span text:style-name="T8">0x10002000</text:span></text:p></draw:text-box></draw:frame><draw:custom-shape draw:name="Forme1" draw:style-name="gr2" draw:text-style-name="P36" svg:width="10.519cm" svg:height="0.463cm" svg:x="5.419cm" svg:y="2.78cm"><text:p/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4.581cm" svg:y="3.242cm"><draw:text-box><text:p text:style-name="P37"><text:span text:style-name="T8">0x20000000</text:span></text:p></draw:text-box></draw:frame><draw:custom-shape draw:name="Forme4" draw:style-name="gr6" draw:text-style-name="P40" svg:width="10.519cm" svg:height="0.463cm" svg:x="5.419cm" svg:y="2.78cm"><text:p text:style-name="P37"><text:span text:style-name="T9">Buffer USART</text:span></text:p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14.983cm" svg:y="3.233cm"><draw:text-box><text:p text:style-name="P37"><text:span text:style-name="T8">0x2000A000</text:span></text:p></draw:text-box></draw:frame><draw:custom-shape draw:name="Forme1" draw:style-name="gr2" draw:text-style-name="P36" svg:width="10.519cm" svg:height="0.463cm" svg:x="5.419cm" svg:y="4.41cm"><text:p/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4.581cm" svg:y="4.872cm"><draw:text-box><text:p text:style-name="P37"><text:span text:style-name="T8">0x08000000</text:span></text:p></draw:text-box></draw:frame><draw:custom-shape draw:name="Forme3" draw:style-name="gr7" draw:text-style-name="P41" svg:width="2.876cm" svg:height="0.463cm" svg:x="5.419cm" svg:y="4.41cm"><text:p text:style-name="P37"><text:span text:style-name="T9">Code</text:span></text:p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7.31cm" svg:y="4.872cm"><draw:text-box><text:p text:style-name="P37"><text:span text:style-name="T8">0x08003000</text:span></text:p></draw:text-box></draw:frame><draw:custom-shape draw:name="Forme4" draw:style-name="gr8" draw:text-style-name="P42" svg:width="7.644cm" svg:height="0.463cm" svg:x="8.294cm" svg:y="4.41cm"><text:p text:style-name="P37"><text:span text:style-name="T9">Reservé</text:span></text:p><draw:enhanced-geometry svg:viewBox="0 0 21600 21600" draw:type="rectangle" draw:enhanced-path="M 0 0 L 21600 0 21600 21600 0 21600 0 0 Z N"/></draw:custom-shape><draw:frame draw:name="Forme2" draw:style-name="gr3" draw:text-style-name="P38" svg:width="1.809cm" svg:height="0.417cm" svg:x="14.983cm" svg:y="4.863cm"><draw:text-box><text:p text:style-name="P37"><text:span text:style-name="T8">0x080A0000</text:span></text:p></draw:text-box></draw:frame><draw:frame draw:name="Forme2" draw:style-name="gr3" draw:text-style-name="P38" svg:width="1.809cm" svg:height="0.417cm" svg:x="13.543cm" svg:y="2.02cm"><draw:text-box><text:p text:style-name="P37"><text:span text:style-name="T8">0x10001FFC</text:span></text:p></draw:text-box></draw:frame><draw:custom-shape draw:name="Forme6" draw:style-name="gr9" draw:text-style-name="P43" svg:width="0.872cm" svg:height="0.454cm" svg:x="15.065cm" svg:y="1.558cm"><text:p/><draw:enhanced-geometry svg:viewBox="0 0 21600 21600" draw:type="rectangle" draw:enhanced-path="M 0 0 L 21600 0 21600 21600 0 21600 0 0 Z N"/></draw:custom-shape><draw:frame draw:name="Forme7" draw:style-name="gr10" draw:text-style-name="P44" svg:width="2.267cm" svg:height="0.832cm" svg:x="15.628cm" svg:y="0.494cm"><draw:text-box><text:p><text:span text:style-name="T8">Données partagées (reboot)</text:span></text:p></draw:text-box></draw:frame><draw:line draw:name="Forme8" draw:style-name="gr11" draw:text-style-name="P37" svg:x1="15.711cm" svg:y1="1.247cm" svg:x2="15.397cm" svg:y2="1.81cm"><text:p/></draw:line><draw:frame draw:name="Forme5" draw:style-name="gr12" draw:text-style-name="P45" svg:width="1.969cm" svg:height="0.597cm" svg:x="1.043cm" svg:y="4.405cm"><draw:text-box><text:p text:style-name="P37"><text:span text:style-name="T10">FLASH</text:span></text:p></draw:text-box></draw:frame><draw:frame draw:name="Forme5" draw:style-name="gr13" draw:text-style-name="P46" svg:width="1.969cm" svg:height="0.482cm" svg:x="0.845cm" svg:y="2.306cm"><draw:text-box><text:p text:style-name="P37"><text:span text:style-name="T11">RAM</text:span></text:p></draw:text-box></draw:frame></draw:g>Le bootloader utilise la mémoire de la façon suivante :</text:p>
      <text:p text:style-name="P15"/>
      <text:p text:style-name="P16"/>
      <text:p text:style-name="P31"><text:tab/></text:p>
      <text:list xml:id="list90419378204682" text:continue-numbering="true" text:style-name="Numbering_20_1">
        <text:list-item>
          <text:list>
            <text:list-item>
              <text:h text:style-name="P35" text:outline-level="2"><text:bookmark-start text:name="__RefHeading___Toc1527_975027946"/>Localisation mémoire du système<text:bookmark-end text:name="__RefHeading___Toc1527_975027946"/></text:h>
            </text:list-item>
          </text:list>
        </text:list-item>
      </text:list>
      <text:p text:style-name="P17">Le <text:span text:style-name="T7">système</text:span> utilise la <text:span text:style-name="T7">mémoire</text:span> de la façon suivante :</text:p>
      <text:p text:style-name="P17"><draw:custom-shape text:anchor-type="paragraph" draw:z-index="1" draw:name="Forme1" draw:style-name="gr14" draw:text-style-name="P36" svg:width="10.519cm" svg:height="0.463cm" svg:x="5.419cm" svg:y="1.558cm"><text:p/><draw:enhanced-geometry svg:viewBox="0 0 21600 21600" draw:type="rectangle" draw:enhanced-path="M 0 0 L 21600 0 21600 21600 0 21600 0 0 Z N"/></draw:custom-shape><draw:frame text:anchor-type="paragraph" draw:z-index="2" draw:name="Forme2" draw:style-name="gr15" draw:text-style-name="P38" svg:width="1.809cm" svg:height="0.417cm" svg:x="4.581cm" svg:y="2.02cm"><draw:text-box><text:p text:style-name="P37"><text:span text:style-name="T8">0x10000000</text:span></text:p></draw:text-box></draw:frame><draw:custom-shape text:anchor-type="paragraph" draw:z-index="3" draw:name="Forme3" draw:style-name="gr16" draw:text-style-name="P39" svg:width="2.876cm" svg:height="0.463cm" svg:x="5.419cm" svg:y="1.558cm"><text:p text:style-name="P37"><text:span text:style-name="T9">Stack</text:span></text:p><draw:enhanced-geometry svg:viewBox="0 0 21600 21600" draw:type="rectangle" draw:enhanced-path="M 0 0 L 21600 0 21600 21600 0 21600 0 0 Z N"/></draw:custom-shape><draw:frame text:anchor-type="paragraph" draw:z-index="4" draw:name="Forme2" draw:style-name="gr15" draw:text-style-name="P38" svg:width="1.809cm" svg:height="0.417cm" svg:x="7.408cm" svg:y="2.02cm"><draw:text-box><text:p text:style-name="P37"><text:span text:style-name="T8">0x10000400</text:span></text:p></draw:text-box></draw:frame><draw:custom-shape text:anchor-type="paragraph" draw:z-index="5" draw:name="Forme4" draw:style-name="gr17" draw:text-style-name="P40" svg:width="6.772cm" svg:height="0.463cm" svg:x="8.294cm" svg:y="1.558cm"><text:p text:style-name="P37"><text:span text:style-name="T9">Data + BSS</text:span></text:p><draw:enhanced-geometry svg:viewBox="0 0 21600 21600" draw:type="rectangle" draw:enhanced-path="M 0 0 L 21600 0 21600 21600 0 21600 0 0 Z N"/></draw:custom-shape><draw:frame text:anchor-type="paragraph" draw:z-index="6" draw:name="Forme2" draw:style-name="gr15" draw:text-style-name="P38" svg:width="1.809cm" svg:height="0.417cm" svg:x="15.351cm" svg:y="2.011cm"><draw:text-box><text:p text:style-name="P37"><text:span text:style-name="T8">0x10002000</text:span></text:p></draw:text-box></draw:frame><draw:custom-shape text:anchor-type="paragraph" draw:z-index="7" draw:name="Forme1" draw:style-name="gr14" draw:text-style-name="P36" svg:width="10.519cm" svg:height="0.463cm" svg:x="5.419cm" svg:y="2.78cm"><text:p/><draw:enhanced-geometry svg:viewBox="0 0 21600 21600" draw:type="rectangle" draw:enhanced-path="M 0 0 L 21600 0 21600 21600 0 21600 0 0 Z N"/></draw:custom-shape><draw:frame text:anchor-type="paragraph" draw:z-index="8" draw:name="Forme2" draw:style-name="gr15" draw:text-style-name="P38" svg:width="1.809cm" svg:height="0.417cm" svg:x="4.581cm" svg:y="3.242cm"><draw:text-box><text:p text:style-name="P37"><text:span text:style-name="T8">0x20000000</text:span></text:p></draw:text-box></draw:frame><draw:custom-shape text:anchor-type="paragraph" draw:z-index="9" draw:name="Forme4" draw:style-name="gr18" draw:text-style-name="P40" svg:width="10.519cm" svg:height="0.463cm" svg:x="5.419cm" svg:y="2.78cm"><text:p text:style-name="P37"><text:span text:style-name="T9">Buffer USART</text:span></text:p><draw:enhanced-geometry svg:viewBox="0 0 21600 21600" draw:type="rectangle" draw:enhanced-path="M 0 0 L 21600 0 21600 21600 0 21600 0 0 Z N"/></draw:custom-shape><draw:frame text:anchor-type="paragraph" draw:z-index="10" draw:name="Forme2" draw:style-name="gr15" draw:text-style-name="P38" svg:width="1.809cm" svg:height="0.417cm" svg:x="14.982cm" svg:y="3.233cm"><draw:text-box><text:p text:style-name="P37"><text:span text:style-name="T8">0x2000A000</text:span></text:p></draw:text-box></draw:frame><draw:custom-shape text:anchor-type="paragraph" draw:z-index="11" draw:name="Forme1" draw:style-name="gr14" draw:text-style-name="P36" svg:width="10.519cm" svg:height="0.463cm" svg:x="5.419cm" svg:y="4.41cm"><text:p/><draw:enhanced-geometry svg:viewBox="0 0 21600 21600" draw:type="rectangle" draw:enhanced-path="M 0 0 L 21600 0 21600 21600 0 21600 0 0 Z N"/></draw:custom-shape><draw:frame text:anchor-type="paragraph" draw:z-index="12" draw:name="Forme2" draw:style-name="gr15" draw:text-style-name="P38" svg:width="1.809cm" svg:height="0.417cm" svg:x="4.581cm" svg:y="4.872cm"><draw:text-box><text:p text:style-name="P37"><text:span text:style-name="T8">0x08000000</text:span></text:p></draw:text-box></draw:frame><draw:custom-shape text:anchor-type="paragraph" draw:z-index="13" draw:name="Forme3" draw:style-name="gr19" draw:text-style-name="P41" svg:width="2.876cm" svg:height="0.463cm" svg:x="5.419cm" svg:y="4.41cm"><text:p text:style-name="P37"><text:span text:style-name="T9">Code</text:span></text:p><draw:enhanced-geometry svg:viewBox="0 0 21600 21600" draw:type="rectangle" draw:enhanced-path="M 0 0 L 21600 0 21600 21600 0 21600 0 0 Z N"/></draw:custom-shape><draw:frame text:anchor-type="paragraph" draw:z-index="14" draw:name="Forme2" draw:style-name="gr15" draw:text-style-name="P38" svg:width="1.809cm" svg:height="0.417cm" svg:x="7.31cm" svg:y="4.872cm"><draw:text-box><text:p text:style-name="P37"><text:span text:style-name="T8">0x08003000</text:span></text:p></draw:text-box></draw:frame><draw:custom-shape text:anchor-type="paragraph" draw:z-index="15" draw:name="Forme4" draw:style-name="gr20" draw:text-style-name="P42" svg:width="7.644cm" svg:height="0.463cm" svg:x="8.294cm" svg:y="4.41cm"><text:p text:style-name="P37"><text:span text:style-name="T9">Reservé</text:span></text:p><draw:enhanced-geometry svg:viewBox="0 0 21600 21600" draw:type="rectangle" draw:enhanced-path="M 0 0 L 21600 0 21600 21600 0 21600 0 0 Z N"/></draw:custom-shape><draw:frame text:anchor-type="paragraph" draw:z-index="16" draw:name="Forme2" draw:style-name="gr15" draw:text-style-name="P38" svg:width="1.809cm" svg:height="0.417cm" svg:x="14.982cm" svg:y="4.863cm"><draw:text-box><text:p text:style-name="P37"><text:span text:style-name="T8">0x080A0000</text:span></text:p></draw:text-box></draw:frame><draw:frame text:anchor-type="paragraph" draw:z-index="17" draw:name="Forme2" draw:style-name="gr15" draw:text-style-name="P38" svg:width="1.809cm" svg:height="0.417cm" svg:x="13.543cm" svg:y="2.02cm"><draw:text-box><text:p text:style-name="P37"><text:span text:style-name="T8">0x10001FFC</text:span></text:p></draw:text-box></draw:frame><draw:custom-shape text:anchor-type="paragraph" draw:z-index="18" draw:name="Forme6" draw:style-name="gr21" draw:text-style-name="P43" svg:width="0.872cm" svg:height="0.454cm" svg:x="15.065cm" svg:y="1.558cm"><text:p/><draw:enhanced-geometry svg:viewBox="0 0 21600 21600" draw:type="rectangle" draw:enhanced-path="M 0 0 L 21600 0 21600 21600 0 21600 0 0 Z N"/></draw:custom-shape><draw:frame text:anchor-type="paragraph" draw:z-index="19" draw:name="Forme7" draw:style-name="gr22" draw:text-style-name="P44" svg:width="2.267cm" svg:height="0.832cm" svg:x="15.628cm" svg:y="0.494cm"><draw:text-box><text:p><text:span text:style-name="T8">Données partagées (reboot)</text:span></text:p></draw:text-box></draw:frame><draw:line text:anchor-type="paragraph" draw:z-index="20" draw:name="Forme8" draw:style-name="gr23" draw:text-style-name="P37" svg:x1="15.711cm" svg:y1="1.247cm" svg:x2="15.397cm" svg:y2="1.81cm"><text:p/></draw:line><draw:frame text:anchor-type="paragraph" draw:z-index="21" draw:name="Forme5" draw:style-name="gr24" draw:text-style-name="P45" svg:width="1.969cm" svg:height="0.597cm" svg:x="1.042cm" svg:y="4.404cm"><draw:text-box><text:p text:style-name="P37"><text:span text:style-name="T10">FLASH</text:span></text:p></draw:text-box></draw:frame><draw:frame text:anchor-type="paragraph" draw:z-index="22" draw:name="Forme5" draw:style-name="gr25" draw:text-style-name="P46" svg:width="1.969cm" svg:height="0.482cm" svg:x="0.845cm" svg:y="2.305cm"><draw:text-box><text:p text:style-name="P37"><text:span text:style-name="T11">RAM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0421230216771" text:continue-numbering="true" text:style-name="Numbering_20_1">
        <text:list-item>
          <text:list>
            <text:list-item>
              <text:h text:style-name="Titre_5f_niv_5f_2" text:outline-level="2">fdvd</text:h>
            </text:list-item>
          </text:list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Mono" svg:font-family="'Liberation Mono'" style:font-pitch="fixed"/>
    <style:font-face style:name="FreeSans" svg:font-family="FreeSans" style:font-pitch="variable"/>
    <style:font-face style:name="Latin Modern Sans1" svg:font-family="'Latin Modern Sans'" style:font-pitch="variable"/>
    <style:font-face style:name="Latin Modern Sans" svg:font-family="'Latin Modern Sans'" style:font-adornments="10 Regular" style:font-pitch="variable"/>
    <style:font-face style:name="Liberation Mono1" svg:font-family="'Liberation Mono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eX Gyre Adventor" svg:font-family="'TeX Gyre Adventor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default-outline-level="1" style:list-style-name="Numbering_20_1" style:class="text">
      <style:paragraph-properties fo:margin-top="0.423cm" fo:margin-bottom="0.212cm" loext:contextual-spacing="false" fo:text-align="start" style:justify-single-word="false" fo:padding="0cm" fo:border="none" style:shadow="none" fo:keep-with-next="always" style:writing-mode="page"/>
      <style:text-properties style:font-name="Latin Modern Sans" fo:font-family="'Latin Modern Sans'" style:font-style-name="10 Regular" style:font-pitch="variable" fo:font-size="26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text-align="start" style:justify-single-word="false" style:page-number="auto" fo:padding="0cm" fo:border="none" style:shadow="none" text:number-lines="tru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Latin Modern Sans" fo:font-family="'Latin Modern Sans'" style:font-style-name="10 Regular" style:font-pitch="variable" fo:font-size="12pt"/>
    </style:style>
    <style:style style:name="Heading_20_1" style:display-name="Heading 1" style:family="paragraph" style:hidden="true" style:parent-style-name="Contents_20_1" style:next-style-name="Text_20_body" style:default-outline-level="1" style:list-style-name="Outline" style:class="text">
      <style:paragraph-properties fo:margin-top="0.423cm" fo:margin-bottom="0.212cm" loext:contextual-spacing="false" fo:text-align="end" style:justify-single-word="false" fo:padding="0.049cm" fo:border-left="none" fo:border-right="none" fo:border-top="0.99pt solid #000000" fo:border-bottom="0.99pt solid #000000" style:writing-mode="page">
        <style:tab-stops/>
      </style:paragraph-properties>
      <style:text-properties fo:font-size="180%" fo:font-weight="bold" style:font-size-asian="130%" style:font-weight-asian="bold" style:font-size-complex="130%" style:font-weight-complex="600"/>
    </style:style>
    <style:style style:name="Chapitre" style:family="paragraph" style:parent-style-name="Heading" style:next-style-name="Standard">
      <style:paragraph-properties fo:margin-top="0.42cm" fo:margin-bottom="1.199cm" loext:contextual-spacing="false" fo:text-align="end" style:justify-single-word="false" fo:padding="0.049cm" fo:border-left="none" fo:border-right="none" fo:border-top="1.5pt solid #000000" fo:border-bottom="1.5pt solid #000000" style:writing-mode="pag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auto-update="true" style:default-outline-level="2" style:list-style-name="Outline" style:class="text">
      <style:paragraph-properties fo:margin-top="0.353cm" fo:margin-bottom="0.212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re_5f_niv_5f_2" style:display-name="Titre_niv_2" style:family="paragraph" style:parent-style-name="Chapitre" style:next-style-name="Standard" style:auto-update="true" style:default-outline-level="2" style:list-style-name="Numbering_20_1">
      <style:paragraph-properties fo:margin-top="0.42cm" fo:margin-bottom="0.801cm" loext:contextual-spacing="false" fo:text-align="start" style:justify-single-word="false" fo:padding="0cm" fo:border="none" text:number-lines="true" text:line-number="0" style:writing-mode="page">
        <style:tab-stops/>
      </style:paragraph-properties>
      <style:text-properties fo:color="#6666ff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Chapitre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a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Gauche" style:family="table">
      <style:table-properties style:width="17cm" table:align="margins" style:writing-mode="page"/>
    </style:style>
    <style:style style:name="TableauGauche.A" style:family="table-column">
      <style:table-column-properties style:column-width="8.5cm" style:rel-column-width="32767*"/>
    </style:style>
    <style:style style:name="TableauGauche.B" style:family="table-column">
      <style:table-column-properties style:column-width="8.5cm" style:rel-column-width="32768*"/>
    </style:style>
    <style:style style:name="TableauDroit" style:family="table">
      <style:table-properties style:width="17cm" table:align="margins" style:writing-mode="page"/>
    </style:style>
    <style:style style:name="TableauDroit.A" style:family="table-column">
      <style:table-column-properties style:column-width="8.5cm" style:rel-column-width="32767*"/>
    </style:style>
    <style:style style:name="TableauDroit.B" style:family="table-column">
      <style:table-column-properties style:column-width="8.5cm" style:rel-column-width="32768*"/>
    </style:style>
    <style:style style:name="MP1" style:family="paragraph" style:parent-style-name="Table_20_Contents">
      <style:paragraph-properties fo:text-align="start" style:justify-single-word="false"/>
      <style:text-properties style:font-name="Latin Modern Sans1"/>
    </style:style>
    <style:style style:name="MP2" style:family="paragraph" style:parent-style-name="Table_20_Contents">
      <style:paragraph-properties fo:text-align="end" style:justify-single-word="false"/>
      <style:text-properties style:font-name="Latin Modern Sans1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Table_20_Contents">
      <style:text-properties style:font-name="Latin Modern Sans1"/>
    </style:style>
    <style:style style:name="MP5" style:family="paragraph" style:parent-style-name="Table_20_Contents">
      <style:paragraph-properties fo:text-align="end" style:justify-single-word="false"/>
      <style:text-properties style:font-name="Latin Modern Sans1" officeooo:paragraph-rsid="001ca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_20_right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able:table table:name="TableauGauche" table:style-name="TableauGauche">
          <table:table-column table:style-name="TableauGauche.A"/>
          <table:table-column table:style-name="TableauGauche.B"/>
          <table:table-row>
            <table:table-cell office:value-type="string">
              <text:p text:style-name="MP1"><text:page-number text:select-page="current">2</text:page-number></text:p>
            </table:table-cell>
            <table:table-cell office:value-type="string">
              <text:p text:style-name="MP2"><text:title>ARM-ADA</text:title> - <text:subject>Documentation technique</text:subject> - <text:user-defined style:data-style-name="N0" text:name="Version">1.0</text:user-defined></text:p>
            </table:table-cell>
          </table:table-row>
        </table:table>
        <text:p text:style-name="MP3"/>
      </style:footer>
    </style:master-page>
    <style:master-page style:name="Right_20_Page" style:display-name="Right Page" style:page-layout-name="Mpm4" style:next-style-name="Left_20_Page">
      <style:footer>
        <table:table table:name="TableauDroit" table:style-name="TableauDroit">
          <table:table-column table:style-name="TableauDroit.A"/>
          <table:table-column table:style-name="TableauDroit.B"/>
          <table:table-row>
            <table:table-cell office:value-type="string">
              <text:p text:style-name="MP4"><text:title>ARM-ADA</text:title> - <text:subject>Documentation technique</text:subject> - <text:user-defined style:data-style-name="N0" text:name="Version">1.0</text:user-defined></text:p>
            </table:table-cell>
            <table:table-cell office:value-type="string">
              <text:p text:style-name="MP5"><text:page-number text:select-page="current">5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0:12:40.509621939</meta:creation-date>
    <meta:editing-cycles>4</meta:editing-cycles>
    <meta:editing-duration>PT1H13M59S</meta:editing-duration>
    <dc:subject>Documentation technique</dc:subject>
    <dc:title>ARM-ADA</dc:title>
    <meta:generator>LibreOffice/5.2.2.2$Linux_X86_64 LibreOffice_project/20m0$Build-2</meta:generator>
    <meta:initial-creator>Sébastien DI MERCURIO</meta:initial-creator>
    <dc:date>2017-10-23T09:04:18.872413556</dc:date>
    <dc:creator>Sébastien DI MERCURIO</dc:creator>
    <meta:document-statistic meta:table-count="2" meta:image-count="0" meta:object-count="0" meta:page-count="5" meta:paragraph-count="26" meta:word-count="101" meta:character-count="591" meta:non-whitespace-character-count="515"/>
    <meta:user-defined meta:name="Version">1.0</meta:user-defined>
  </office:meta>
</office:document-meta>
</file>